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50035C5B3E8.jpg" manifest:media-type="image/jpeg"/>
  <manifest:file-entry manifest:full-path="Pictures/10000000000003C0000005005EABA932.jpg" manifest:media-type="image/jpeg"/>
  <manifest:file-entry manifest:full-path="Pictures/10000000000003C0000005005150F69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22.666cm" draw:z-index="0"><draw:image xlink:href="Pictures/10000000000003C0000005005150F69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2" text:anchor-type="paragraph" svg:width="17cm" svg:height="22.666cm" draw:z-index="1"><draw:image xlink:href="Pictures/10000000000003C00000050035C5B3E8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3" text:anchor-type="paragraph" svg:width="17cm" svg:height="22.666cm" draw:z-index="2"><draw:image xlink:href="Pictures/10000000000003C0000005005EABA932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7T18:37:07.990000000</meta:creation-date>
    <dc:date>2023-09-17T18:39:05.864000000</dc:date>
    <meta:editing-duration>PT1M58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4.3.1.2$Windows_x86 LibreOffice_project/958349dc3b25111dbca392fbc281a05559ef6848</meta:generator>
  </office:meta>
</office:document-meta>
</file>